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alk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508" calcext:value-type="float">
            <text:p>2.51508E-05</text:p>
          </table:table-cell>
          <table:table-cell office:value-type="string" calcext:value-type="string">
            <text:p>offset</text:p>
          </table:table-cell>
          <table:table-cell office:value-type="float" office:value="2.5" calcext:value-type="float">
            <text:p>2.5</text:p>
          </table:table-cell>
          <table:table-cell table:formula="of:=[.H3]*1000000" office:value-type="float" office:value="25.1508" calcext:value-type="float">
            <text:p>25.15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331" calcext:value-type="float">
            <text:p>5.01331E-05</text:p>
          </table:table-cell>
          <table:table-cell office:value-type="string" calcext:value-type="string">
            <text:p>offset</text:p>
          </table:table-cell>
          <table:table-cell office:value-type="float" office:value="2.5" calcext:value-type="float">
            <text:p>2.5</text:p>
          </table:table-cell>
          <table:table-cell table:formula="of:=[.H6]*1000000" office:value-type="float" office:value="50.1331" calcext:value-type="float">
            <text:p>50.133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496" calcext:value-type="float">
            <text:p>5.01496E-05</text:p>
          </table:table-cell>
          <table:table-cell office:value-type="string" calcext:value-type="string">
            <text:p>offset</text:p>
          </table:table-cell>
          <table:table-cell office:value-type="float" office:value="5" calcext:value-type="float">
            <text:p>5</text:p>
          </table:table-cell>
          <table:table-cell table:formula="of:=[.H7]*1000000" office:value-type="float" office:value="50.1496" calcext:value-type="float">
            <text:p>50.149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258" calcext:value-type="float">
            <text:p>7.51258E-05</text:p>
          </table:table-cell>
          <table:table-cell office:value-type="string" calcext:value-type="string">
            <text:p>offset</text:p>
          </table:table-cell>
          <table:table-cell office:value-type="float" office:value="2.5" calcext:value-type="float">
            <text:p>2.5</text:p>
          </table:table-cell>
          <table:table-cell table:formula="of:=[.H10]*1000000" office:value-type="float" office:value="75.1258" calcext:value-type="float">
            <text:p>75.125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305" calcext:value-type="float">
            <text:p>7.51305E-05</text:p>
          </table:table-cell>
          <table:table-cell office:value-type="string" calcext:value-type="string">
            <text:p>offset</text:p>
          </table:table-cell>
          <table:table-cell office:value-type="float" office:value="5" calcext:value-type="float">
            <text:p>5</text:p>
          </table:table-cell>
          <table:table-cell table:formula="of:=[.H11]*1000000" office:value-type="float" office:value="75.1305" calcext:value-type="float">
            <text:p>75.130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327" calcext:value-type="float">
            <text:p>7.51327E-05</text:p>
          </table:table-cell>
          <table:table-cell office:value-type="string" calcext:value-type="string">
            <text:p>offset</text:p>
          </table:table-cell>
          <table:table-cell office:value-type="float" office:value="7.5" calcext:value-type="float">
            <text:p>7.5</text:p>
          </table:table-cell>
          <table:table-cell table:formula="of:=[.H12]*1000000" office:value-type="float" office:value="75.1327" calcext:value-type="float">
            <text:p>75.132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353" calcext:value-type="float">
            <text:p>7.51353E-05</text:p>
          </table:table-cell>
          <table:table-cell office:value-type="string" calcext:value-type="string">
            <text:p>offset</text:p>
          </table:table-cell>
          <table:table-cell office:value-type="float" office:value="10" calcext:value-type="float">
            <text:p>10</text:p>
          </table:table-cell>
          <table:table-cell table:formula="of:=[.H13]*1000000" office:value-type="float" office:value="75.1353" calcext:value-type="float">
            <text:p>75.135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388" calcext:value-type="float">
            <text:p>7.51388E-05</text:p>
          </table:table-cell>
          <table:table-cell office:value-type="string" calcext:value-type="string">
            <text:p>offset</text:p>
          </table:table-cell>
          <table:table-cell office:value-type="float" office:value="12.5" calcext:value-type="float">
            <text:p>12.5</text:p>
          </table:table-cell>
          <table:table-cell table:formula="of:=[.H14]*1000000" office:value-type="float" office:value="75.1388" calcext:value-type="float">
            <text:p>75.138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453" calcext:value-type="float">
            <text:p>7.51453E-05</text:p>
          </table:table-cell>
          <table:table-cell office:value-type="string" calcext:value-type="string">
            <text:p>offset</text:p>
          </table:table-cell>
          <table:table-cell office:value-type="float" office:value="15" calcext:value-type="float">
            <text:p>15</text:p>
          </table:table-cell>
          <table:table-cell table:formula="of:=[.H15]*1000000" office:value-type="float" office:value="75.1453" calcext:value-type="float">
            <text:p>75.145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2" calcext:value-type="float">
            <text:p>0.000100122</text:p>
          </table:table-cell>
          <table:table-cell office:value-type="string" calcext:value-type="string">
            <text:p>offset</text:p>
          </table:table-cell>
          <table:table-cell office:value-type="float" office:value="2.5" calcext:value-type="float">
            <text:p>2.5</text:p>
          </table:table-cell>
          <table:table-cell table:formula="of:=[.H18]*1000000" office:value-type="float" office:value="100.122" calcext:value-type="float">
            <text:p>100.12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4" calcext:value-type="float">
            <text:p>0.000100124</text:p>
          </table:table-cell>
          <table:table-cell office:value-type="string" calcext:value-type="string">
            <text:p>offset</text:p>
          </table:table-cell>
          <table:table-cell office:value-type="float" office:value="5" calcext:value-type="float">
            <text:p>5</text:p>
          </table:table-cell>
          <table:table-cell table:formula="of:=[.H19]*1000000" office:value-type="float" office:value="100.124" calcext:value-type="float">
            <text:p>100.12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5" calcext:value-type="float">
            <text:p>0.000100125</text:p>
          </table:table-cell>
          <table:table-cell office:value-type="string" calcext:value-type="string">
            <text:p>offset</text:p>
          </table:table-cell>
          <table:table-cell office:value-type="float" office:value="7.5" calcext:value-type="float">
            <text:p>7.5</text:p>
          </table:table-cell>
          <table:table-cell table:formula="of:=[.H20]*1000000" office:value-type="float" office:value="100.125" calcext:value-type="float">
            <text:p>100.12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6" calcext:value-type="float">
            <text:p>0.000100126</text:p>
          </table:table-cell>
          <table:table-cell office:value-type="string" calcext:value-type="string">
            <text:p>offset</text:p>
          </table:table-cell>
          <table:table-cell office:value-type="float" office:value="10" calcext:value-type="float">
            <text:p>10</text:p>
          </table:table-cell>
          <table:table-cell table:formula="of:=[.H21]*1000000" office:value-type="float" office:value="100.126" calcext:value-type="float">
            <text:p>100.12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7" calcext:value-type="float">
            <text:p>0.000100127</text:p>
          </table:table-cell>
          <table:table-cell office:value-type="string" calcext:value-type="string">
            <text:p>offset</text:p>
          </table:table-cell>
          <table:table-cell office:value-type="float" office:value="12.5" calcext:value-type="float">
            <text:p>12.5</text:p>
          </table:table-cell>
          <table:table-cell table:formula="of:=[.H22]*1000000" office:value-type="float" office:value="100.127" calcext:value-type="float">
            <text:p>100.12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8" calcext:value-type="float">
            <text:p>0.000100128</text:p>
          </table:table-cell>
          <table:table-cell office:value-type="string" calcext:value-type="string">
            <text:p>offset</text:p>
          </table:table-cell>
          <table:table-cell office:value-type="float" office:value="15" calcext:value-type="float">
            <text:p>15</text:p>
          </table:table-cell>
          <table:table-cell table:formula="of:=[.H23]*1000000" office:value-type="float" office:value="100.128" calcext:value-type="float">
            <text:p>100.12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3" calcext:value-type="float">
            <text:p>0.00010013</text:p>
          </table:table-cell>
          <table:table-cell office:value-type="string" calcext:value-type="string">
            <text:p>offset</text:p>
          </table:table-cell>
          <table:table-cell office:value-type="float" office:value="17.5" calcext:value-type="float">
            <text:p>17.5</text:p>
          </table:table-cell>
          <table:table-cell table:formula="of:=[.H24]*1000000" office:value-type="float" office:value="100.13" calcext:value-type="float">
            <text:p>100.1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34" calcext:value-type="float">
            <text:p>0.000100134</text:p>
          </table:table-cell>
          <table:table-cell office:value-type="string" calcext:value-type="string">
            <text:p>offset</text:p>
          </table:table-cell>
          <table:table-cell office:value-type="float" office:value="20" calcext:value-type="float">
            <text:p>20</text:p>
          </table:table-cell>
          <table:table-cell table:formula="of:=[.H25]*1000000" office:value-type="float" office:value="100.134" calcext:value-type="float">
            <text:p>100.13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1255" calcext:value-type="float">
            <text:p>0.000101255</text:p>
          </table:table-cell>
          <table:table-cell office:value-type="string" calcext:value-type="string">
            <text:p>offset</text:p>
          </table:table-cell>
          <table:table-cell office:value-type="float" office:value="-2.5" calcext:value-type="float">
            <text:p>-2.5</text:p>
          </table:table-cell>
          <table:table-cell table:formula="of:=[.H26]*1000000" office:value-type="float" office:value="101.255" calcext:value-type="float">
            <text:p>101.25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" calcext:value-type="float">
            <text:p>0.00012512</text:p>
          </table:table-cell>
          <table:table-cell office:value-type="string" calcext:value-type="string">
            <text:p>offset</text:p>
          </table:table-cell>
          <table:table-cell office:value-type="float" office:value="2.5" calcext:value-type="float">
            <text:p>2.5</text:p>
          </table:table-cell>
          <table:table-cell table:formula="of:=[.H29]*1000000" office:value-type="float" office:value="125.12" calcext:value-type="float">
            <text:p>125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1" calcext:value-type="float">
            <text:p>0.000125121</text:p>
          </table:table-cell>
          <table:table-cell office:value-type="string" calcext:value-type="string">
            <text:p>offset</text:p>
          </table:table-cell>
          <table:table-cell office:value-type="float" office:value="5" calcext:value-type="float">
            <text:p>5</text:p>
          </table:table-cell>
          <table:table-cell table:formula="of:=[.H30]*1000000" office:value-type="float" office:value="125.121" calcext:value-type="float">
            <text:p>125.12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2" calcext:value-type="float">
            <text:p>0.000125122</text:p>
          </table:table-cell>
          <table:table-cell office:value-type="string" calcext:value-type="string">
            <text:p>offset</text:p>
          </table:table-cell>
          <table:table-cell office:value-type="float" office:value="7.5" calcext:value-type="float">
            <text:p>7.5</text:p>
          </table:table-cell>
          <table:table-cell table:formula="of:=[.H31]*1000000" office:value-type="float" office:value="125.122" calcext:value-type="float">
            <text:p>125.12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2" calcext:value-type="float">
            <text:p>0.000125122</text:p>
          </table:table-cell>
          <table:table-cell office:value-type="string" calcext:value-type="string">
            <text:p>offset</text:p>
          </table:table-cell>
          <table:table-cell office:value-type="float" office:value="10" calcext:value-type="float">
            <text:p>10</text:p>
          </table:table-cell>
          <table:table-cell table:formula="of:=[.H32]*1000000" office:value-type="float" office:value="125.122" calcext:value-type="float">
            <text:p>125.12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3" calcext:value-type="float">
            <text:p>0.000125123</text:p>
          </table:table-cell>
          <table:table-cell office:value-type="string" calcext:value-type="string">
            <text:p>offset</text:p>
          </table:table-cell>
          <table:table-cell office:value-type="float" office:value="12.5" calcext:value-type="float">
            <text:p>12.5</text:p>
          </table:table-cell>
          <table:table-cell table:formula="of:=[.H33]*1000000" office:value-type="float" office:value="125.123" calcext:value-type="float">
            <text:p>125.12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3" calcext:value-type="float">
            <text:p>0.000125123</text:p>
          </table:table-cell>
          <table:table-cell office:value-type="string" calcext:value-type="string">
            <text:p>offset</text:p>
          </table:table-cell>
          <table:table-cell office:value-type="float" office:value="15" calcext:value-type="float">
            <text:p>15</text:p>
          </table:table-cell>
          <table:table-cell table:formula="of:=[.H34]*1000000" office:value-type="float" office:value="125.123" calcext:value-type="float">
            <text:p>125.12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5" calcext:value-type="float">
            <text:p>0.000125125</text:p>
          </table:table-cell>
          <table:table-cell office:value-type="string" calcext:value-type="string">
            <text:p>offset</text:p>
          </table:table-cell>
          <table:table-cell office:value-type="float" office:value="17.5" calcext:value-type="float">
            <text:p>17.5</text:p>
          </table:table-cell>
          <table:table-cell table:formula="of:=[.H35]*1000000" office:value-type="float" office:value="125.125" calcext:value-type="float">
            <text:p>125.12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7" calcext:value-type="float">
            <text:p>0.000125127</text:p>
          </table:table-cell>
          <table:table-cell office:value-type="string" calcext:value-type="string">
            <text:p>offset</text:p>
          </table:table-cell>
          <table:table-cell office:value-type="float" office:value="20" calcext:value-type="float">
            <text:p>20</text:p>
          </table:table-cell>
          <table:table-cell table:formula="of:=[.H36]*1000000" office:value-type="float" office:value="125.127" calcext:value-type="float">
            <text:p>125.12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7326" calcext:value-type="float">
            <text:p>0.000127326</text:p>
          </table:table-cell>
          <table:table-cell office:value-type="string" calcext:value-type="string">
            <text:p>offset</text:p>
          </table:table-cell>
          <table:table-cell office:value-type="float" office:value="-2.5" calcext:value-type="float">
            <text:p>-2.5</text:p>
          </table:table-cell>
          <table:table-cell table:formula="of:=[.H37]*1000000" office:value-type="float" office:value="127.326" calcext:value-type="float">
            <text:p>127.32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9" calcext:value-type="float">
            <text:p>0.000150119</text:p>
          </table:table-cell>
          <table:table-cell office:value-type="string" calcext:value-type="string">
            <text:p>offset</text:p>
          </table:table-cell>
          <table:table-cell office:value-type="float" office:value="2.5" calcext:value-type="float">
            <text:p>2.5</text:p>
          </table:table-cell>
          <table:table-cell table:formula="of:=[.H40]*1000000" office:value-type="float" office:value="150.119" calcext:value-type="float">
            <text:p>15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" calcext:value-type="float">
            <text:p>0.00015012</text:p>
          </table:table-cell>
          <table:table-cell office:value-type="string" calcext:value-type="string">
            <text:p>offset</text:p>
          </table:table-cell>
          <table:table-cell office:value-type="float" office:value="5" calcext:value-type="float">
            <text:p>5</text:p>
          </table:table-cell>
          <table:table-cell table:formula="of:=[.H41]*1000000" office:value-type="float" office:value="150.12" calcext:value-type="float">
            <text:p>15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" calcext:value-type="float">
            <text:p>0.00015012</text:p>
          </table:table-cell>
          <table:table-cell office:value-type="string" calcext:value-type="string">
            <text:p>offset</text:p>
          </table:table-cell>
          <table:table-cell office:value-type="float" office:value="7.5" calcext:value-type="float">
            <text:p>7.5</text:p>
          </table:table-cell>
          <table:table-cell table:formula="of:=[.H42]*1000000" office:value-type="float" office:value="150.12" calcext:value-type="float">
            <text:p>15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" calcext:value-type="float">
            <text:p>0.00015012</text:p>
          </table:table-cell>
          <table:table-cell office:value-type="string" calcext:value-type="string">
            <text:p>offset</text:p>
          </table:table-cell>
          <table:table-cell office:value-type="float" office:value="10" calcext:value-type="float">
            <text:p>10</text:p>
          </table:table-cell>
          <table:table-cell table:formula="of:=[.H43]*1000000" office:value-type="float" office:value="150.12" calcext:value-type="float">
            <text:p>15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1" calcext:value-type="float">
            <text:p>0.000150121</text:p>
          </table:table-cell>
          <table:table-cell office:value-type="string" calcext:value-type="string">
            <text:p>offset</text:p>
          </table:table-cell>
          <table:table-cell office:value-type="float" office:value="12.5" calcext:value-type="float">
            <text:p>12.5</text:p>
          </table:table-cell>
          <table:table-cell table:formula="of:=[.H44]*1000000" office:value-type="float" office:value="150.121" calcext:value-type="float">
            <text:p>150.12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1" calcext:value-type="float">
            <text:p>0.000150121</text:p>
          </table:table-cell>
          <table:table-cell office:value-type="string" calcext:value-type="string">
            <text:p>offset</text:p>
          </table:table-cell>
          <table:table-cell office:value-type="float" office:value="15" calcext:value-type="float">
            <text:p>15</text:p>
          </table:table-cell>
          <table:table-cell table:formula="of:=[.H45]*1000000" office:value-type="float" office:value="150.121" calcext:value-type="float">
            <text:p>150.12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3" calcext:value-type="float">
            <text:p>0.000150123</text:p>
          </table:table-cell>
          <table:table-cell office:value-type="string" calcext:value-type="string">
            <text:p>offset</text:p>
          </table:table-cell>
          <table:table-cell office:value-type="float" office:value="17.5" calcext:value-type="float">
            <text:p>17.5</text:p>
          </table:table-cell>
          <table:table-cell table:formula="of:=[.H46]*1000000" office:value-type="float" office:value="150.123" calcext:value-type="float">
            <text:p>150.12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5" calcext:value-type="float">
            <text:p>0.000150125</text:p>
          </table:table-cell>
          <table:table-cell office:value-type="string" calcext:value-type="string">
            <text:p>offset</text:p>
          </table:table-cell>
          <table:table-cell office:value-type="float" office:value="20" calcext:value-type="float">
            <text:p>20</text:p>
          </table:table-cell>
          <table:table-cell table:formula="of:=[.H47]*1000000" office:value-type="float" office:value="150.125" calcext:value-type="float">
            <text:p>150.12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3378" calcext:value-type="float">
            <text:p>0.000153378</text:p>
          </table:table-cell>
          <table:table-cell office:value-type="string" calcext:value-type="string">
            <text:p>offset</text:p>
          </table:table-cell>
          <table:table-cell office:value-type="float" office:value="-2.5" calcext:value-type="float">
            <text:p>-2.5</text:p>
          </table:table-cell>
          <table:table-cell table:formula="of:=[.H48]*1000000" office:value-type="float" office:value="153.378" calcext:value-type="float">
            <text:p>153.37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824" calcext:value-type="float">
            <text:p>0.000150824</text:p>
          </table:table-cell>
          <table:table-cell office:value-type="string" calcext:value-type="string">
            <text:p>offset</text:p>
          </table:table-cell>
          <table:table-cell office:value-type="float" office:value="-5" calcext:value-type="float">
            <text:p>-5</text:p>
          </table:table-cell>
          <table:table-cell table:formula="of:=[.H49]*1000000" office:value-type="float" office:value="150.824" calcext:value-type="float">
            <text:p>150.82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9" calcext:value-type="float">
            <text:p>0.000175119</text:p>
          </table:table-cell>
          <table:table-cell office:value-type="string" calcext:value-type="string">
            <text:p>offset</text:p>
          </table:table-cell>
          <table:table-cell office:value-type="float" office:value="2.5" calcext:value-type="float">
            <text:p>2.5</text:p>
          </table:table-cell>
          <table:table-cell table:formula="of:=[.H52]*1000000" office:value-type="float" office:value="175.119" calcext:value-type="float">
            <text:p>175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9" calcext:value-type="float">
            <text:p>0.000175119</text:p>
          </table:table-cell>
          <table:table-cell office:value-type="string" calcext:value-type="string">
            <text:p>offset</text:p>
          </table:table-cell>
          <table:table-cell office:value-type="float" office:value="5" calcext:value-type="float">
            <text:p>5</text:p>
          </table:table-cell>
          <table:table-cell table:formula="of:=[.H53]*1000000" office:value-type="float" office:value="175.119" calcext:value-type="float">
            <text:p>175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9" calcext:value-type="float">
            <text:p>0.000175119</text:p>
          </table:table-cell>
          <table:table-cell office:value-type="string" calcext:value-type="string">
            <text:p>offset</text:p>
          </table:table-cell>
          <table:table-cell office:value-type="float" office:value="7.5" calcext:value-type="float">
            <text:p>7.5</text:p>
          </table:table-cell>
          <table:table-cell table:formula="of:=[.H54]*1000000" office:value-type="float" office:value="175.119" calcext:value-type="float">
            <text:p>175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2" calcext:value-type="float">
            <text:p>0.00017512</text:p>
          </table:table-cell>
          <table:table-cell office:value-type="string" calcext:value-type="string">
            <text:p>offset</text:p>
          </table:table-cell>
          <table:table-cell office:value-type="float" office:value="10" calcext:value-type="float">
            <text:p>10</text:p>
          </table:table-cell>
          <table:table-cell table:formula="of:=[.H55]*1000000" office:value-type="float" office:value="175.12" calcext:value-type="float">
            <text:p>175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2" calcext:value-type="float">
            <text:p>0.00017512</text:p>
          </table:table-cell>
          <table:table-cell office:value-type="string" calcext:value-type="string">
            <text:p>offset</text:p>
          </table:table-cell>
          <table:table-cell office:value-type="float" office:value="12.5" calcext:value-type="float">
            <text:p>12.5</text:p>
          </table:table-cell>
          <table:table-cell table:formula="of:=[.H56]*1000000" office:value-type="float" office:value="175.12" calcext:value-type="float">
            <text:p>175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2" calcext:value-type="float">
            <text:p>0.00017512</text:p>
          </table:table-cell>
          <table:table-cell office:value-type="string" calcext:value-type="string">
            <text:p>offset</text:p>
          </table:table-cell>
          <table:table-cell office:value-type="float" office:value="15" calcext:value-type="float">
            <text:p>15</text:p>
          </table:table-cell>
          <table:table-cell table:formula="of:=[.H57]*1000000" office:value-type="float" office:value="175.12" calcext:value-type="float">
            <text:p>175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22" calcext:value-type="float">
            <text:p>0.000175122</text:p>
          </table:table-cell>
          <table:table-cell office:value-type="string" calcext:value-type="string">
            <text:p>offset</text:p>
          </table:table-cell>
          <table:table-cell office:value-type="float" office:value="17.5" calcext:value-type="float">
            <text:p>17.5</text:p>
          </table:table-cell>
          <table:table-cell table:formula="of:=[.H58]*1000000" office:value-type="float" office:value="175.122" calcext:value-type="float">
            <text:p>175.12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24" calcext:value-type="float">
            <text:p>0.000175124</text:p>
          </table:table-cell>
          <table:table-cell office:value-type="string" calcext:value-type="string">
            <text:p>offset</text:p>
          </table:table-cell>
          <table:table-cell office:value-type="float" office:value="20" calcext:value-type="float">
            <text:p>20</text:p>
          </table:table-cell>
          <table:table-cell table:formula="of:=[.H59]*1000000" office:value-type="float" office:value="175.124" calcext:value-type="float">
            <text:p>175.12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9429" calcext:value-type="float">
            <text:p>0.000179429</text:p>
          </table:table-cell>
          <table:table-cell office:value-type="string" calcext:value-type="string">
            <text:p>offset</text:p>
          </table:table-cell>
          <table:table-cell office:value-type="float" office:value="-2.5" calcext:value-type="float">
            <text:p>-2.5</text:p>
          </table:table-cell>
          <table:table-cell table:formula="of:=[.H60]*1000000" office:value-type="float" office:value="179.429" calcext:value-type="float">
            <text:p>179.42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6919" calcext:value-type="float">
            <text:p>0.000176919</text:p>
          </table:table-cell>
          <table:table-cell office:value-type="string" calcext:value-type="string">
            <text:p>offset</text:p>
          </table:table-cell>
          <table:table-cell office:value-type="float" office:value="-5" calcext:value-type="float">
            <text:p>-5</text:p>
          </table:table-cell>
          <table:table-cell table:formula="of:=[.H61]*1000000" office:value-type="float" office:value="176.919" calcext:value-type="float">
            <text:p>176.9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6286" calcext:value-type="float">
            <text:p>0.000176286</text:p>
          </table:table-cell>
          <table:table-cell office:value-type="string" calcext:value-type="string">
            <text:p>offset</text:p>
          </table:table-cell>
          <table:table-cell office:value-type="float" office:value="-7.5" calcext:value-type="float">
            <text:p>-7.5</text:p>
          </table:table-cell>
          <table:table-cell table:formula="of:=[.H62]*1000000" office:value-type="float" office:value="176.286" calcext:value-type="float">
            <text:p>176.28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83" calcext:value-type="float">
            <text:p>0.00017583</text:p>
          </table:table-cell>
          <table:table-cell office:value-type="string" calcext:value-type="string">
            <text:p>offset</text:p>
          </table:table-cell>
          <table:table-cell office:value-type="float" office:value="-10" calcext:value-type="float">
            <text:p>-10</text:p>
          </table:table-cell>
          <table:table-cell table:formula="of:=[.H63]*1000000" office:value-type="float" office:value="175.83" calcext:value-type="float">
            <text:p>175.8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9" calcext:value-type="float">
            <text:p>0.000200119</text:p>
          </table:table-cell>
          <table:table-cell office:value-type="string" calcext:value-type="string">
            <text:p>offset</text:p>
          </table:table-cell>
          <table:table-cell office:value-type="float" office:value="2.5" calcext:value-type="float">
            <text:p>2.5</text:p>
          </table:table-cell>
          <table:table-cell table:formula="of:=[.H66]*1000000" office:value-type="float" office:value="200.119" calcext:value-type="float">
            <text:p>2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9" calcext:value-type="float">
            <text:p>0.000200119</text:p>
          </table:table-cell>
          <table:table-cell office:value-type="string" calcext:value-type="string">
            <text:p>offset</text:p>
          </table:table-cell>
          <table:table-cell office:value-type="float" office:value="5" calcext:value-type="float">
            <text:p>5</text:p>
          </table:table-cell>
          <table:table-cell table:formula="of:=[.H67]*1000000" office:value-type="float" office:value="200.119" calcext:value-type="float">
            <text:p>2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9" calcext:value-type="float">
            <text:p>0.000200119</text:p>
          </table:table-cell>
          <table:table-cell office:value-type="string" calcext:value-type="string">
            <text:p>offset</text:p>
          </table:table-cell>
          <table:table-cell office:value-type="float" office:value="7.5" calcext:value-type="float">
            <text:p>7.5</text:p>
          </table:table-cell>
          <table:table-cell table:formula="of:=[.H68]*1000000" office:value-type="float" office:value="200.119" calcext:value-type="float">
            <text:p>2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2" calcext:value-type="float">
            <text:p>0.00020012</text:p>
          </table:table-cell>
          <table:table-cell office:value-type="string" calcext:value-type="string">
            <text:p>offset</text:p>
          </table:table-cell>
          <table:table-cell office:value-type="float" office:value="10" calcext:value-type="float">
            <text:p>10</text:p>
          </table:table-cell>
          <table:table-cell table:formula="of:=[.H69]*1000000" office:value-type="float" office:value="200.12" calcext:value-type="float">
            <text:p>20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2" calcext:value-type="float">
            <text:p>0.00020012</text:p>
          </table:table-cell>
          <table:table-cell office:value-type="string" calcext:value-type="string">
            <text:p>offset</text:p>
          </table:table-cell>
          <table:table-cell office:value-type="float" office:value="12.5" calcext:value-type="float">
            <text:p>12.5</text:p>
          </table:table-cell>
          <table:table-cell table:formula="of:=[.H70]*1000000" office:value-type="float" office:value="200.12" calcext:value-type="float">
            <text:p>20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2" calcext:value-type="float">
            <text:p>0.00020012</text:p>
          </table:table-cell>
          <table:table-cell office:value-type="string" calcext:value-type="string">
            <text:p>offset</text:p>
          </table:table-cell>
          <table:table-cell office:value-type="float" office:value="15" calcext:value-type="float">
            <text:p>15</text:p>
          </table:table-cell>
          <table:table-cell table:formula="of:=[.H71]*1000000" office:value-type="float" office:value="200.12" calcext:value-type="float">
            <text:p>20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22" calcext:value-type="float">
            <text:p>0.000200122</text:p>
          </table:table-cell>
          <table:table-cell office:value-type="string" calcext:value-type="string">
            <text:p>offset</text:p>
          </table:table-cell>
          <table:table-cell office:value-type="float" office:value="17.5" calcext:value-type="float">
            <text:p>17.5</text:p>
          </table:table-cell>
          <table:table-cell table:formula="of:=[.H72]*1000000" office:value-type="float" office:value="200.122" calcext:value-type="float">
            <text:p>200.12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24" calcext:value-type="float">
            <text:p>0.000200124</text:p>
          </table:table-cell>
          <table:table-cell office:value-type="string" calcext:value-type="string">
            <text:p>offset</text:p>
          </table:table-cell>
          <table:table-cell office:value-type="float" office:value="20" calcext:value-type="float">
            <text:p>20</text:p>
          </table:table-cell>
          <table:table-cell table:formula="of:=[.H73]*1000000" office:value-type="float" office:value="200.124" calcext:value-type="float">
            <text:p>200.12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4708" calcext:value-type="float">
            <text:p>0.000204708</text:p>
          </table:table-cell>
          <table:table-cell office:value-type="string" calcext:value-type="string">
            <text:p>offset</text:p>
          </table:table-cell>
          <table:table-cell office:value-type="float" office:value="-2.5" calcext:value-type="float">
            <text:p>-2.5</text:p>
          </table:table-cell>
          <table:table-cell table:formula="of:=[.H74]*1000000" office:value-type="float" office:value="204.708" calcext:value-type="float">
            <text:p>204.70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2198" calcext:value-type="float">
            <text:p>0.000202198</text:p>
          </table:table-cell>
          <table:table-cell office:value-type="string" calcext:value-type="string">
            <text:p>offset</text:p>
          </table:table-cell>
          <table:table-cell office:value-type="float" office:value="-5" calcext:value-type="float">
            <text:p>-5</text:p>
          </table:table-cell>
          <table:table-cell table:formula="of:=[.H75]*1000000" office:value-type="float" office:value="202.198" calcext:value-type="float">
            <text:p>202.19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1566" calcext:value-type="float">
            <text:p>0.000201566</text:p>
          </table:table-cell>
          <table:table-cell office:value-type="string" calcext:value-type="string">
            <text:p>offset</text:p>
          </table:table-cell>
          <table:table-cell office:value-type="float" office:value="-7.5" calcext:value-type="float">
            <text:p>-7.5</text:p>
          </table:table-cell>
          <table:table-cell table:formula="of:=[.H76]*1000000" office:value-type="float" office:value="201.566" calcext:value-type="float">
            <text:p>201.56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1117" calcext:value-type="float">
            <text:p>0.000201117</text:p>
          </table:table-cell>
          <table:table-cell office:value-type="string" calcext:value-type="string">
            <text:p>offset</text:p>
          </table:table-cell>
          <table:table-cell office:value-type="float" office:value="-10" calcext:value-type="float">
            <text:p>-10</text:p>
          </table:table-cell>
          <table:table-cell table:formula="of:=[.H77]*1000000" office:value-type="float" office:value="201.117" calcext:value-type="float">
            <text:p>201.11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752" calcext:value-type="float">
            <text:p>0.000200752</text:p>
          </table:table-cell>
          <table:table-cell office:value-type="string" calcext:value-type="string">
            <text:p>offset</text:p>
          </table:table-cell>
          <table:table-cell office:value-type="float" office:value="-12.5" calcext:value-type="float">
            <text:p>-12.5</text:p>
          </table:table-cell>
          <table:table-cell table:formula="of:=[.H78]*1000000" office:value-type="float" office:value="200.752" calcext:value-type="float">
            <text:p>200.752</text:p>
          </table:table-cell>
        </table:table-row>
      </table:table>
      <table:named-expressions/>
      <table:database-ranges>
        <table:database-range table:name="__Anonymous_Sheet_DB__0" table:target-range-address="walk_results.A66:walk_results.H7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2:47:07.017154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2:51:05.683530126</dc:date>
    <meta:editing-duration>PT11M46S</meta:editing-duration>
    <meta:editing-cycles>3</meta:editing-cycles>
    <meta:generator>LibreOffice/5.0.6.2$Linux_X86_64 LibreOffice_project/00$Build-2</meta:generator>
    <meta:document-statistic meta:table-count="1" meta:cell-count="682" meta:object-count="0"/>
  </office:meta>
</office:document-meta>
</file>